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0e9987" officeooo:paragraph-rsid="000e9987" style:font-size-asian="13pt" style:font-weight-asian="bold" style:font-size-complex="13pt" style:font-weight-complex="bold"/>
    </style:style>
    <style:style style:name="P2" style:family="paragraph" style:parent-style-name="Preformatted_20_Text" style:list-style-name="L1">
      <style:text-properties fo:font-size="13pt" fo:font-weight="bold" officeooo:rsid="000e9987" officeooo:paragraph-rsid="000e9987" style:font-size-asian="13pt" style:font-weight-asian="bold" style:font-size-complex="13pt" style:font-weight-complex="bold"/>
    </style:style>
    <style:style style:name="P3" style:family="paragraph" style:parent-style-name="Preformatted_20_Text" style:list-style-name="L1">
      <style:text-properties fo:font-size="13pt" fo:font-weight="bold" officeooo:rsid="000e9987" officeooo:paragraph-rsid="000f847a" style:font-size-asian="13pt" style:font-weight-asian="bold" style:font-size-complex="13pt" style:font-weight-complex="bold"/>
    </style:style>
    <style:style style:name="P4" style:family="paragraph" style:parent-style-name="Preformatted_20_Text" style:list-style-name="L1">
      <style:text-properties fo:font-size="13pt" fo:font-weight="bold" officeooo:rsid="00110c3d" officeooo:paragraph-rsid="00110c3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officeooo:rsid="000e9987" officeooo:paragraph-rsid="000e9987" style:font-size-asian="13pt" style:font-size-complex="13pt"/>
    </style:style>
    <style:style style:name="P6" style:family="paragraph" style:parent-style-name="Preformatted_20_Text">
      <style:text-properties fo:font-size="13pt" officeooo:rsid="000e9987" officeooo:paragraph-rsid="00128777" style:font-size-asian="13pt" style:font-size-complex="13pt"/>
    </style:style>
    <style:style style:name="P7" style:family="paragraph" style:parent-style-name="Preformatted_20_Text" style:list-style-name="L1">
      <style:text-properties fo:font-size="13pt" officeooo:rsid="000e9987" officeooo:paragraph-rsid="000e9987" style:font-size-asian="13pt" style:font-size-complex="13pt"/>
    </style:style>
    <style:style style:name="P8" style:family="paragraph" style:parent-style-name="Preformatted_20_Text" style:list-style-name="L1">
      <style:text-properties fo:font-size="13pt" officeooo:rsid="000e9987" officeooo:paragraph-rsid="000f847a" style:font-size-asian="13pt" style:font-size-complex="13pt"/>
    </style:style>
    <style:style style:name="P9" style:family="paragraph" style:parent-style-name="Preformatted_20_Text" style:list-style-name="L1">
      <style:text-properties fo:font-size="13pt" officeooo:rsid="000f847a" officeooo:paragraph-rsid="000f847a" style:font-size-asian="13pt" style:font-size-complex="13pt"/>
    </style:style>
    <style:style style:name="P10" style:family="paragraph" style:parent-style-name="Preformatted_20_Text" style:list-style-name="L1">
      <style:text-properties fo:font-size="13pt" officeooo:rsid="00110c3d" officeooo:paragraph-rsid="00110c3d" style:font-size-asian="13pt" style:font-size-complex="13pt"/>
    </style:style>
    <style:style style:name="P11" style:family="paragraph" style:parent-style-name="Preformatted_20_Text" style:list-style-name="L1">
      <style:text-properties fo:font-size="13pt" fo:font-style="normal" fo:font-weight="bold" officeooo:rsid="000e9987" officeooo:paragraph-rsid="000e9987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0e9987"/>
    </style:style>
    <style:style style:name="T2" style:family="text">
      <style:text-properties officeooo:rsid="000f847a"/>
    </style:style>
    <style:style style:name="T3" style:family="text">
      <style:text-properties officeooo:rsid="00110c3d"/>
    </style:style>
    <style:style style:name="T4" style:family="text">
      <style:text-properties officeooo:rsid="0012877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8777" style:font-style-asian="italic" style:font-style-complex="italic"/>
    </style:style>
    <style:style style:name="T7" style:family="text">
      <style:text-properties fo:font-style="italic" officeooo:rsid="000f847a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847a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998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2877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5"/>
      <text:p text:style-name="P5">For each Heuristic:</text:p>
      <text:p text:style-name="P5"><text:tab/>Is it followed? Yes or No</text:p>
      <text:p text:style-name="P5"><text:tab/><text:tab/>If yes: it is OK</text:p>
      <text:p text:style-name="P5"><text:tab/><text:tab/>If no:</text:p>
      <text:p text:style-name="P5"><text:tab/><text:tab/> <text:s/>Is it broken badly?</text:p>
      <text:p text:style-name="P5"><text:tab/><text:tab/><text:tab/>If yes: what will fix it.</text:p>
      <text:p text:style-name="P5"><text:tab/><text:tab/> <text:s/>Broken well?</text:p>
      <text:p text:style-name="P5"><text:tab/><text:tab/><text:tab/>If yes, why?(why breaking it is a good idea)</text:p>
      <text:p text:style-name="P5"/>
      <text:p text:style-name="P6"><text:tab/><text:span text:style-name="T6">Link to the website:</text:span><text:span text:style-name="T12">http://personalimaya.bitballoon.com/</text:span></text:p>
      <text:p text:style-name="P5"/>
      <text:list xml:id="list3943739547311368824" text:style-name="L1">
        <text:list-item>
          <text:p text:style-name="P2">Visibility of the system status</text:p>
          <text:p text:style-name="P2"/>
          <text:p text:style-name="P8"><text:span text:style-name="T8">Followed:</text:span> <text:span text:style-name="T2">No</text:span>, <text:span text:style-name="T2">It takes a reasonable time to load although this is not followed at the homepage as it takes a while before it appears.</text:span></text:p>
          <text:p text:style-name="P8"><text:span text:style-name="T9">Fix:</text:span><text:span text:style-name="T2"> reduce the background animation that makes the loading slow and give appropriate feedback to keep user informed of what is going on. </text:span></text:p>
        </text:list-item>
        <text:list-item>
          <text:p text:style-name="P2">Match between system and the real world</text:p>
          <text:p text:style-name="P2"/>
          <text:p text:style-name="P7"><text:span text:style-name="T8">Followed:</text:span> Yes, <text:span text:style-name="T2">The site uses a window to display the contents of the menu which is a well and common way used by our personal computers to display information.</text:span></text:p>
        </text:list-item>
        <text:list-item>
          <text:p text:style-name="P2">User control and freedom</text:p>
          <text:p text:style-name="P2"/>
          <text:p text:style-name="P7"><text:span text:style-name="T8">Followed:</text:span> <text:span text:style-name="T2">Yes, the user can access the menu while at a different section of the site with much ease as as it is fixed at the left side of the page. </text:span></text:p>
        </text:list-item>
        <text:list-item>
          <text:p text:style-name="P11">Consistency and standards</text:p>
          <text:p text:style-name="P11"/>
          <text:p text:style-name="P9"><text:span text:style-name="T8">Followed:</text:span> Yes, there are no words that conflict in their meaning such that the user has to figure out if they mean the same thin g or not.</text:p>
        </text:list-item>
        <text:list-item>
          <text:p text:style-name="P2">Error prevention</text:p>
          <text:p text:style-name="P2"/>
          <text:p text:style-name="P9"><text:span text:style-name="T8">Followed:</text:span> No, on the contact form, the form doesn't check at real time whether the email that the user has entered is in a correct format and give him/her an option of confirming their action before submitting the form.</text:p>
        </text:list-item>
        <text:list-item>
          <text:p text:style-name="P2">Recognition rather than recall</text:p>
          <text:p text:style-name="P2"/>
          <text:p text:style-name="P9"><text:span text:style-name="T8">Followed:</text:span> Yes, the user doesn't have to <text:span text:style-name="T3">remember any information used so that he/she can use it in another page or section.</text:span></text:p>
        </text:list-item>
        <text:list-item>
          <text:p text:style-name="P2">Flexibility and efficiency</text:p>
          <text:p text:style-name="P2"/>
          <text:p text:style-name="P10"><text:soft-page-break/><text:span text:style-name="T10">Followed:</text:span> No and it is not broken badly, as all users should have the same experience while using the site as it will not be used as frequently as such.</text:p>
        </text:list-item>
        <text:list-item>
          <text:p text:style-name="P2">Aesthetic and minimalist design</text:p>
          <text:p text:style-name="P2"/>
          <text:p text:style-name="P10"><text:span text:style-name="T8">Followed:</text:span> Yes, the site contains only relevant information that a user will definitely be looking for at the site.</text:p>
        </text:list-item>
        <text:list-item>
          <text:p text:style-name="P3">Help users recognize, diagnose and recover from errors</text:p>
          <text:p text:style-name="P3"/>
          <text:p text:style-name="P10"><text:span text:style-name="T8">Followed:</text:span> No,the site doesn't indicate the problem nor suggesting a solution to the user.</text:p>
          <text:p text:style-name="P8"/>
          <text:p text:style-name="P4">10. <text:span text:style-name="T1">Help and documentation</text:span></text:p>
          <text:p text:style-name="P4"/>
          <text:p text:style-name="P10"><text:span text:style-name="T8">Followed:</text:span> No,<text:span text:style-name="T4">It is broken well as everything is displayed at the same page and thus no navigation involved to access a given information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00:33:59.414412083</dc:date>
    <meta:editing-duration>PT5M29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2" meta:paragraph-count="31" meta:word-count="379" meta:character-count="2124" meta:non-whitespace-character-count="1763"/>
  </office:meta>
</office:document-meta>
</file>